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2:13:30.662594070</dc:date>
    <dc:creator>sehrguey </dc:creator>
    <meta:editing-duration>PT13M27S</meta:editing-duration>
    <meta:editing-cycles>12</meta:editing-cycles>
    <meta:generator>LibreOffice/4.3.3.2$Linux_x86 LibreOffice_project/430m0$Build-2</meta:generator>
    <meta:document-statistic meta:table-count="0" meta:image-count="0" meta:object-count="0" meta:page-count="1" meta:paragraph-count="24" meta:word-count="148" meta:character-count="827" meta:non-whitespace-character-count="588"/>
  </office:meta>
</office:document-meta>
</file>